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tyle:font-family-generic="swiss"/>
    <style:font-face style:name="Arial2"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weight="normal" style:font-weight-asian="normal" style:font-weight-complex="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text-properties fo:font-size="18pt" style:font-size-asian="18pt" style:font-size-complex="18pt"/>
    </style:style>
    <style:style style:name="P6" style:family="paragraph" style:parent-style-name="Heading_20_3">
      <style:text-properties fo:font-weight="bold"/>
    </style:style>
    <style:style style:name="P7" style:family="paragraph" style:parent-style-name="Heading_20_2">
      <style:text-properties style:font-name="Arial2" fo:font-size="16pt" style:font-size-asian="16pt" style:font-size-complex="16pt"/>
    </style:style>
    <style:style style:name="P8" style:family="paragraph" style:parent-style-name="Heading_20_2">
      <style:text-properties style:font-name="Arial2" fo:font-size="16pt" fo:font-weight="bold" style:font-size-asian="16pt" style:font-size-complex="16pt"/>
    </style:style>
    <style:style style:name="P9" style:family="paragraph" style:parent-style-name="Text_20_body">
      <style:text-properties style:font-name="Arial2" fo:font-size="12pt" style:font-size-asian="12pt" style:font-size-complex="12pt"/>
    </style:style>
    <style:style style:name="P10" style:family="paragraph" style:parent-style-name="Text_20_body">
      <style:text-properties style:font-name="Arial2" fo:font-size="16pt" style:font-size-asian="16pt" style:font-size-complex="16pt"/>
    </style:style>
    <style:style style:name="T1" style:family="text">
      <style:text-properties fo:font-weight="bold"/>
    </style:style>
    <style:style style:name="T2" style:family="text">
      <style:text-properties fo:font-style="italic"/>
    </style:style>
    <style:style style:name="T3" style:family="text">
      <style:text-properties fo:font-size="18pt" fo:font-weight="bold" style:font-size-asian="18pt" style:font-size-complex="18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 generale</text:p>
          </text:index-title>
          <text:p text:style-name="P4">1. Introduzione<text:tab/>1</text:p>
          <text:p text:style-name="P2">1.1 Scopo del Sistema<text:tab/>1</text:p>
          <text:p text:style-name="P2">1.2 Ambito del Sistema<text:tab/>2</text:p>
          <text:p text:style-name="P2">1.3 Obiettivi e Criteri del Sistema<text:tab/>2</text:p>
          <text:p text:style-name="P2"><text:line-break/>1.4 Definizioni, Acronimi e Abbreviazioni<text:tab/>2</text:p>
          <text:p text:style-name="P2"><text:line-break/>1.5 Riferimenti<text:tab/>2</text:p>
          <text:p text:style-name="P2"><text:line-break/>1.6 Sommario<text:tab/>2</text:p>
          <text:p text:style-name="P4">2. Sistema Corrente<text:tab/>2</text:p>
          <text:p text:style-name="P4">3. Sistema Proposto<text:tab/>2</text:p>
          <text:p text:style-name="P2">3.1 Sommario<text:tab/>3</text:p>
          <text:p text:style-name="P2">3.2 Requisiti Funzionali<text:tab/>3</text:p>
          <text:p text:style-name="P2">3.3 Requisiti Non Funzionali<text:tab/>3</text:p>
          <text:p text:style-name="P3">3.3.1 Usabilità<text:tab/>3</text:p>
          <text:p text:style-name="P3">3.3.2 Affidabilità<text:tab/>3</text:p>
          <text:p text:style-name="P3">3.3.3 Performance<text:tab/>3</text:p>
          <text:p text:style-name="P3">3.3.4 Supportabilità<text:tab/>3</text:p>
          <text:p text:style-name="P3">3.3.5 Implementazione<text:tab/>3</text:p>
          <text:p text:style-name="P3">3.3.6 Interfaccia<text:tab/>3</text:p>
          <text:p text:style-name="P3">3.3.7 Impacchettazione<text:tab/>3</text:p>
          <text:p text:style-name="P3">3.3.8 Legali<text:tab/>3</text:p>
          <text:p text:style-name="P3">3.4 System models<text:tab/>3</text:p>
          <text:p text:style-name="P3">3.4.1 Scenarios<text:tab/>3</text:p>
          <text:p text:style-name="P3">3.4.2 Use case model<text:tab/>3</text:p>
          <text:p text:style-name="P3">3.4.3 Object model<text:tab/>3</text:p>
          <text:p text:style-name="P3">3.4.4 Dynamic model<text:tab/>3</text:p>
          <text:p text:style-name="P3">3.4.5 Interfaccia Utente: Cammini di navigazione e Mockup<text:tab/>3</text:p>
          <text:p text:style-name="P4">4. Glossario<text:tab/>3</text:p>
        </text:index-body>
      </text:table-of-content>
      <text:p text:style-name="Text_20_body"><text:s/></text:p>
      <text:h text:style-name="Heading_20_1" text:outline-level="1"><text:span text:style-name="T1">1. </text:span><text:span text:style-name="T3">Introduzione</text:span></text:h>
      <text:h text:style-name="P7" text:outline-level="2">1.1 Scopo del Sistema</text:h>
      <text:p text:style-name="P9">Lo scopo del sistema è di rendere disponibile e gestire un sito perlopiù informativo dedicato al Museo Belpaese.</text:p>
      <text:p text:style-name="P9">Il cliente ha richiesto che il sito sia attraente e invitante al pubblico, in modo da fungere anche scopo pubblicitario.</text:p>
      <text:p text:style-name="P9">I dati resi disponibili sul sito sono perlopiù riguardanti le mostre del Museo, che variano nel tempo. Si deve quindi provvedere anche l'abilità ai curatori di modificare i dati delle mostre.</text:p>
      <text:p text:style-name="P9">Altre informazioni sono la storia del museo e i suoi curatori.</text:p>
      <text:p text:style-name="P9"><text:soft-page-break/>Oltre la visualizzazione di informazioni, il sito deve permettere a visitatori di acquistare biglietti per il museo. Questi esistono in numero limitato, quindi il sistema deve anche verificare la loro disponibilità.</text:p>
      <text:h text:style-name="P7" text:outline-level="2">1.2 Ambito del Sistema</text:h>
      <text:p text:style-name="P10"/>
      <text:h text:style-name="P7" text:outline-level="2">1.3 Obiettivi e Criteri del Sistema</text:h>
      <text:h text:style-name="P7" text:outline-level="2"><text:line-break/>1.4 Definizioni, Acronimi e Abbreviazioni</text:h>
      <text:h text:style-name="P7" text:outline-level="2"><text:line-break/>1.5 Riferimenti</text:h>
      <text:h text:style-name="P8" text:outline-level="2"><text:line-break/>1.6 Sommario</text:h>
      <text:p text:style-name="Text_20_body"/>
      <text:h text:style-name="P5" text:outline-level="1">2. Sistema Corrente</text:h>
      <text:p text:style-name="Table_20_Contents"><text:span text:style-name="T2">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 </text:p>
      <text:p text:style-name="Table_20_Contents"/>
      <text:h text:style-name="Heading_20_1" text:outline-level="1">3. Sistema Proposto</text:h>
      <text:p text:style-name="Table_20_Contents"><text:span text:style-name="T2">The third section documents the requirements elicitation and the analysis model of the new system.</text:span> </text:p>
      <text:p text:style-name="Table_20_Contents"/>
      <text:h text:style-name="Heading_20_2" text:outline-level="2">3.1 Sommario</text:h>
      <text:h text:style-name="Heading_20_2" text:outline-level="2">3.2 Requisiti Funzionali</text:h>
      <text:p text:style-name="Text_20_body"/>
      <text:h text:style-name="Heading_20_2" text:outline-level="2">3.3 Requisiti Non Funzionali</text:h>
      <text:h text:style-name="Heading_20_3" text:outline-level="3">3.3.1 Usabilità</text:h>
      <text:p text:style-name="Text_20_body">Le interfacce utente devono essere chiare e facili da usare. Sia visitatori che staff sono poco esperti con sistemi informatici, e in particolare i visitatori possono essere anche completamente inesperti con interfacce web. Occorrerà provvedere istruzioni d'uso anche <text:soft-page-break/>allo staff del museo, abbastanza inesperto.</text:p>
      <text:h text:style-name="Heading_20_3" text:outline-level="3">3.3.2 Affidabilità</text:h>
      <text:p text:style-name="Text_20_body">L'affidabilità è un elevata priorità nella vendita di biglietti. In particolare, la più grande criticità e la possibilità che il cliente paghi il biglietto e poi non lo riceva.</text:p>
      <text:p text:style-name="Text_20_body">Il Museo ha garantito la disponibilità di una decina di biglietti oltre il limite di vendita per coprire la possibilità del loro acquisto nel caso di un leggero malfunzionamento, permettendo al sistema un po' di flessibilità con la loro disponibilità, da determinare meglio in base ai dati di acquisto e l'effettiva frequenza di acquisto dei biglietti.</text:p>
      <text:p text:style-name="Text_20_body">Resta cruciale garantire che il pagamento del biglietto venga effettuato se e solo se il biglietto è effettivamente inviato.</text:p>
      <text:h text:style-name="Heading_20_3" text:outline-level="3">3.3.3 Performance</text:h>
      <text:p text:style-name="Text_20_body">Non vi sono elevati requisiti di performance. Il sito deve rispondere a tutte le richieste web entro tre secondi e supportare fino a una decina di utenti simultaneamente.</text:p>
      <text:h text:style-name="Heading_20_3" text:outline-level="3">3.3.4 Supportabilità</text:h>
      <text:p text:style-name="Text_20_body">In futuro, il museo potrebbe estendere le funzionalità del sito in vari modi, permettendo l'aggiunta di pagine per singoli reperti, più tipi di staff, e una sezione notizie. Potrebbe aumentare anche il numero di utenti concorrenti. Bisognerà garantire la possibilità di espandere ogni parte del sistema, e di traferirlo su macchine più potenti.</text:p>
      <text:p text:style-name="Text_20_body">La manutenzione verrà gestita su due livelli: da un membro dello staff del museo dalle qualifiche medie-basse (un tirocinante universitario che ha seguito un semplice corso di programmazione in Java e Python) e dal nostro team di supporto, contattabile da remoto.</text:p>
      <text:h text:style-name="Heading_20_3" text:outline-level="3">3.3.5 Implementazione</text:h>
      <text:p text:style-name="Text_20_body">Il museo ha hardware limitato. La macchina disposta per l'installazione e operazione del sistema è un PC con prestazioni medio-basse.</text:p>
      <text:p text:style-name="Text_20_body">Il nostro team di testing è molto limitato, quindi si desidera minimizzare la quantità di 'parti mobili' capaci di fallire.</text:p>
      <text:h text:style-name="Heading_20_3" text:outline-level="3">3.3.6 Interfaccia</text:h>
      <text:p text:style-name="Text_20_body">I dati sono inseriti dai visitatori e curatori del museo via interfaccia web. L'aggiunta di nuovi curatori verrà fatta direttamente via accesso in database, usando gli strumenti provveduti da MySQL.</text:p>
      <text:h text:style-name="Heading_20_3" text:outline-level="3">3.3.7 Impacchettazione</text:h>
      <text:p text:style-name="Text_20_body">Il Sistema verrà installato una sola volta dal cliente. Verrà installato dal cliente stesso con il supporto di un ingegnere consultato in maniera telematica al momento.</text:p>
      <text:p text:style-name="Text_20_body"/>
      <text:h text:style-name="P6" text:outline-level="3">3.4 System models</text:h>
      <text:p text:style-name="P1"><text:span text:style-name="T2">System models describes the scenarios, use cases, object model, and dynamic models for the system. This section contains the complete functional specification, including mock-</text:span><text:soft-page-break/><text:span text:style-name="T2">ups illustrating the user interface of the system and navigational paths representing the sequence of screens. The subsections Object model and Dynamic model are written during the Analysis activity.</text:span> </text:p>
      <text:h text:style-name="Heading_20_3" text:outline-level="3">3.4.1 Scenarios</text:h>
      <text:h text:style-name="Heading_20_3" text:outline-level="3">3.4.2 Use case model</text:h>
      <text:h text:style-name="Heading_20_3" text:outline-level="3">3.4.3 Object model</text:h>
      <text:h text:style-name="Heading_20_3" text:outline-level="3">3.4.4 Dynamic model</text:h>
      <text:h text:style-name="Heading_20_3" text:outline-level="3">3.4.5 Interfaccia Utente: Cammini di navigazione e Mockup</text:h>
      <text:h text:style-name="Heading_20_1" text:outline-level="1">4. Glossar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tyle:font-family-generic="swiss"/>
    <style:font-face style:name="Arial2"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auto-update="true" style:default-outline-level="2" style:list-style-name="" style:class="text">
      <style:paragraph-properties>
        <style:tab-stops/>
      </style:paragraph-properties>
      <style:text-properties style:font-name="Arial1" fo:font-size="16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style:tab-stops/>
      </style:paragraph-properties>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52S</meta:editing-duration>
    <meta:editing-cycles>4</meta:editing-cycles>
    <meta:generator>OpenOffice/4.1.15$Win32 OpenOffice.org_project/4115m2$Build-9813</meta:generator>
    <dc:date>2024-06-03T16:57:40.45</dc:date>
    <dc:creator>Aleksei Di Maio</dc:creator>
    <meta:document-statistic meta:table-count="0" meta:image-count="0" meta:object-count="0" meta:page-count="4" meta:paragraph-count="75" meta:word-count="783" meta:character-count="5053"/>
    <meta:user-defined meta:name="Info 1"/>
    <meta:user-defined meta:name="Info 2"/>
    <meta:user-defined meta:name="Info 3"/>
    <meta:user-defined meta:name="Info 4"/>
  </office:meta>
</office:document-meta>
</file>